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3" style:family="table-column">
      <style:table-column-properties fo:break-before="auto" style:column-width="2.94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8" style:family="table-column">
      <style:table-column-properties fo:break-before="auto" style:column-width="3.79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8">
          <table:table-cell table:style-name="ce16"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7">
          <table:table-cell table:number-columns-repeated="6"/>
        </table:table-row>
        <table:table-row table:style-name="ro1">
          <table:table-cell table:number-columns-repeated="6"/>
        </table:table-row>
      </table:table>
      <table:table table:name="ログ出力システムクラス" table:style-name="ta1" table:print="false">
        <office:forms form:automatic-focus="false" form:apply-design-mode="false"/>
        <table:table-column table:style-name="co22"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0">2021/08/20</text:date>, <text:time>15:17:4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0T15:17:49.50</dc:date>
    <meta:editing-duration>P2DT6H51M46S</meta:editing-duration>
    <meta:editing-cycles>173</meta:editing-cycles>
    <dc:creator>Uenishi Kota</dc:creator>
    <meta:document-statistic meta:table-count="8" meta:cell-count="469" meta:object-count="1"/>
  </office:meta>
</office:document-meta>
</file>